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Standard">
      <style:text-properties fo:color="#c9211e" fo:font-weight="bold" officeooo:rsid="0012f236" officeooo:paragraph-rsid="0012f236" style:font-weight-asian="bold" style:font-weight-complex="bold"/>
    </style:style>
    <style:style style:name="P6" style:family="paragraph" style:parent-style-name="Standard">
      <style:text-properties fo:color="#ff0000" fo:font-weight="bold" officeooo:rsid="0012f236" officeooo:paragraph-rsid="0012f236" style:font-weight-asian="bold" style:font-weight-complex="bold"/>
    </style:style>
    <style:style style:name="P7" style:family="paragraph" style:parent-style-name="Standard">
      <style:text-properties fo:color="#ff0000" fo:font-weight="bold" officeooo:rsid="0014077f" officeooo:paragraph-rsid="0014077f" style:font-weight-asian="bold" style:font-weight-complex="bold"/>
    </style:style>
    <style:style style:name="P8" style:family="paragraph" style:parent-style-name="Standard">
      <style:text-properties fo:color="#ff0000" fo:font-weight="bold" officeooo:rsid="00149f15" officeooo:paragraph-rsid="00149f15" style:font-weight-asian="bold" style:font-weight-complex="bold"/>
    </style:style>
    <style:style style:name="P9" style:family="paragraph" style:parent-style-name="Standard">
      <style:text-properties fo:color="#000000" fo:font-weight="normal" officeooo:rsid="0012f236" officeooo:paragraph-rsid="0012f236" style:font-weight-asian="normal" style:font-weight-complex="normal"/>
    </style:style>
    <style:style style:name="P10" style:family="paragraph" style:parent-style-name="Standard">
      <style:text-properties fo:color="#000000" fo:font-weight="normal" officeooo:rsid="0014077f" officeooo:paragraph-rsid="0014077f" style:font-weight-asian="normal" style:font-weight-complex="normal"/>
    </style:style>
    <style:style style:name="P11" style:family="paragraph" style:parent-style-name="Standard">
      <style:text-properties fo:color="#000000" fo:font-weight="normal" officeooo:rsid="00149f15" officeooo:paragraph-rsid="00149f15" style:font-weight-asian="normal" style:font-weight-complex="normal"/>
    </style:style>
    <style:style style:name="P12" style:family="paragraph" style:parent-style-name="Standard">
      <style:text-properties fo:color="#000000" fo:font-weight="normal" officeooo:rsid="00149f15" officeooo:paragraph-rsid="0018fc07" style:font-weight-asian="normal" style:font-weight-complex="normal"/>
    </style:style>
    <style:style style:name="P13" style:family="paragraph" style:parent-style-name="Standard">
      <style:text-properties fo:color="#000000" fo:font-weight="normal" officeooo:rsid="00149f15" officeooo:paragraph-rsid="0019cdd8" style:font-weight-asian="normal" style:font-weight-complex="normal"/>
    </style:style>
    <style:style style:name="P14" style:family="paragraph" style:parent-style-name="Standard">
      <style:text-properties fo:color="#000000" fo:font-weight="normal" officeooo:rsid="00149f15" officeooo:paragraph-rsid="001b0597" style:font-weight-asian="normal" style:font-weight-complex="normal"/>
    </style:style>
    <style:style style:name="P15" style:family="paragraph" style:parent-style-name="Standard">
      <style:text-properties fo:color="#ff0000" fo:font-weight="normal" officeooo:rsid="0012f236" officeooo:paragraph-rsid="0012f236" style:font-weight-asian="normal" style:font-weight-complex="normal"/>
    </style:style>
    <style:style style:name="P16" style:family="paragraph" style:parent-style-name="Standard">
      <style:text-properties fo:color="#ff0000" fo:font-weight="bold" officeooo:rsid="001542fd" officeooo:paragraph-rsid="001542fd" style:font-weight-asian="bold" style:font-weight-complex="bold"/>
    </style:style>
    <style:style style:name="P17" style:family="paragraph" style:parent-style-name="Standard">
      <style:text-properties fo:color="#ff0000" fo:font-weight="bold" officeooo:rsid="0018fc07" officeooo:paragraph-rsid="0018fc07" style:font-weight-asian="bold" style:font-weight-complex="bold"/>
    </style:style>
    <style:style style:name="P18" style:family="paragraph" style:parent-style-name="Standard">
      <style:text-properties fo:color="#ff0000" fo:font-weight="bold" officeooo:rsid="0019cdd8" officeooo:paragraph-rsid="0019cdd8" style:font-weight-asian="bold" style:font-weight-complex="bold"/>
    </style:style>
    <style:style style:name="P19" style:family="paragraph" style:parent-style-name="Standard">
      <style:text-properties fo:color="#ff0000" fo:font-weight="bold" officeooo:rsid="001b0597" officeooo:paragraph-rsid="001b0597" style:font-weight-asian="bold" style:font-weight-complex="bold"/>
    </style:style>
    <style:style style:name="P20" style:family="paragraph" style:parent-style-name="Standard">
      <style:text-properties fo:color="#ff4000" fo:font-weight="bold" officeooo:rsid="0019cdd8" officeooo:paragraph-rsid="0019cdd8" style:font-weight-asian="bold" style:font-weight-complex="bold"/>
    </style:style>
    <style:style style:name="P21" style:family="paragraph" style:parent-style-name="Standard">
      <style:text-properties fo:color="#ff4000" fo:font-weight="bold" officeooo:rsid="001aadf5" officeooo:paragraph-rsid="001aadf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14077f" style:font-weight-asian="normal" style:font-weight-complex="normal"/>
    </style:style>
    <style:style style:name="T4" style:family="text">
      <style:text-properties fo:color="#000000" fo:font-weight="normal" officeooo:rsid="00149f15" style:font-weight-asian="normal" style:font-weight-complex="normal"/>
    </style:style>
    <style:style style:name="T5" style:family="text">
      <style:text-properties fo:color="#000000" fo:font-weight="normal" officeooo:rsid="001542fd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49f15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19cdd8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19cdd8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style:font-style-asian="normal" style:font-style-complex="normal"/>
    </style:style>
    <style:style style:name="T14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5" style:family="text">
      <style:text-properties fo:font-variant="normal" fo:text-transform="none" style:use-window-font-color="true" fo:letter-spacing="normal" fo:font-style="normal" officeooo:rsid="0019cdd8" style:font-style-asian="normal" style:font-style-complex="normal"/>
    </style:style>
    <style:style style:name="T16" style:family="text">
      <style:text-properties fo:font-variant="normal" fo:text-transform="none" style:use-window-font-color="true" fo:letter-spacing="normal" fo:font-style="normal" officeooo:rsid="001b0597" style:font-style-asian="normal" style:font-style-complex="normal"/>
    </style:style>
    <style:style style:name="T17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style:use-window-font-color="true" fo:letter-spacing="normal" fo:font-style="normal" fo:font-weight="normal" officeooo:rsid="001aadf5" style:font-style-asian="normal" style:font-weight-asian="normal" style:font-style-complex="normal" style:font-weight-complex="normal"/>
    </style:style>
    <style:style style:name="T19" style:family="text">
      <style:text-properties fo:color="#ff0000" fo:font-weight="normal" style:font-weight-asian="normal" style:font-weight-complex="normal"/>
    </style:style>
    <style:style style:name="T20" style:family="text">
      <style:text-properties officeooo:rsid="0019cd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Resolver as consultas a seguir usando a linguagem DQL.</text:p>
      <text:p text:style-name="P2"/>
      <text:p text:style-name="P1">a) Forneça nome dos professores.</text:p>
      <text:p text:style-name="P2"/>
      <text:p text:style-name="P1">b) Liste os alunos cujo nome terminam em A.</text:p>
      <text:p text:style-name="P2"/>
      <text:p text:style-name="P1">c) Forneça chave primária, número de faltas e media final dos alunos matriculados na turma 1.</text:p>
      <text:p text:style-name="P2"/>
      <text:p text:style-name="P1">d) Forneça chave primária dos alunos que não possuem media final na disciplina 1.</text:p>
      <text:p text:style-name="P2"/>
      <text:p text:style-name="P1">e) Encontre chave primaria e nome do alunos que não foram reprovados (num_faltas &lt; 75% ou nota &lt; 5) em alguma disciplina.</text:p>
      <text:p text:style-name="P2"/>
      <text:p text:style-name="P1">f) Liste, em ordem alfabética, os alunos que tiveram aula com o professor JOSE REGINALDO.</text:p>
      <text:p text:style-name="P2"/>
      <text:p text:style-name="P1">g) Encontre as disciplinas que não foram ministradas pela professora LETICIA.</text:p>
      <text:p text:style-name="P2"/>
      <text:p text:style-name="P1">h) Calcule a média geral de cada turma.</text:p>
      <text:p text:style-name="P2"/>
      <text:p text:style-name="P1">i) Quantos alunos matriculados na disciplina de BANCO DE DADOS I em cada período.</text:p>
      <text:p text:style-name="P2"/>
      <text:p text:style-name="P4">j) Encontre o nome dos alunos que cursaram todas as disciplinas.</text:p>
      <text:p text:style-name="Standard"/>
      <text:p text:style-name="Standard"/>
      <text:p text:style-name="Standard"/>
      <text:p text:style-name="P5">a)<text:span text:style-name="T2"> SELECT nome;</text:span></text:p>
      <text:p text:style-name="P9">FROM professores;</text:p>
      <text:p text:style-name="P9"/>
      <text:p text:style-name="P6">b) <text:span text:style-name="T2">SELECT nome;</text:span></text:p>
      <text:p text:style-name="P9">FROM alunos;</text:p>
      <text:p text:style-name="P9">WHERE nome LIKE ‘%A’</text:p>
      <text:p text:style-name="P15"/>
      <text:p text:style-name="P6">c)<text:span text:style-name="T2"> </text:span><text:span text:style-name="T3">SELECT chave primaria * numero de faltas * media final;</text:span></text:p>
      <text:p text:style-name="P10">FROM alunos;</text:p>
      <text:p text:style-name="P10">WHERE alunos IN (SELECT DISTINCT alunos FROM turma 1);</text:p>
      <text:p text:style-name="P10"/>
      <text:p text:style-name="P7">d)<text:span text:style-name="T4">SELECT chave primaria;</text:span></text:p>
      <text:p text:style-name="P11">FROM alunos;</text:p>
      <text:p text:style-name="P11">WHERE alunos IN (SELECT DISTINCT alunos FROM reprovados * recuperção);</text:p>
      <text:p text:style-name="P11"/>
      <text:p text:style-name="P8">e)<text:span text:style-name="T5">SELECT chave primaria * nome</text:span></text:p>
      <text:p text:style-name="P16"><text:span text:style-name="T2">FROM alunos</text:span></text:p>
      <text:p text:style-name="P17"><text:span text:style-name="T2">WHERE disciplina</text:span></text:p>
      <text:p text:style-name="P17"><text:span text:style-name="T2">AND <text:s/></text:span><text:span text:style-name="T6">num_faltas &lt; 75% * nota &lt; 5;</text:span></text:p>
      <text:p text:style-name="P17"><text:span text:style-name="T6"/></text:p>
      <text:p text:style-name="P17"><text:span text:style-name="T10">f)</text:span><text:span text:style-name="T6"> SELECT nome</text:span></text:p>
      <text:p text:style-name="P17"><text:span text:style-name="T6">FROM alunos </text:span></text:p>
      <text:p text:style-name="P17"><text:span text:style-name="T6">WHERE alunos IN (SELECT DISTINCT alunos FROM <text:s/>professor JOSE REGINALDO)</text:span></text:p>
      <text:p text:style-name="P17"><text:span text:style-name="T6">ORDER BY nome;</text:span></text:p>
      <text:p text:style-name="P17"><text:span text:style-name="T6"/></text:p>
      <text:p text:style-name="P17"><text:span text:style-name="T10"/></text:p>
      <text:p text:style-name="P17"><text:span text:style-name="T10"/></text:p>
      <text:p text:style-name="P17"><text:soft-page-break/><text:span text:style-name="T10">g)</text:span><text:span text:style-name="T7">SELECT </text:span><text:span text:style-name="T8">nome</text:span></text:p>
      <text:p text:style-name="P12">FROM <text:span text:style-name="T20">diciplinas</text:span></text:p>
      <text:p text:style-name="P13"><text:span text:style-name="T10">WHERE </text:span><text:span text:style-name="T11">professora LETICIA</text:span><text:span text:style-name="T10"> IN (SELECT DISTINCT </text:span><text:span text:style-name="T11">professora leticia NOT </text:span><text:span text:style-name="T10">FROM </text:span><text:span text:style-name="T11">disciplinas</text:span><text:span text:style-name="T10">);</text:span></text:p>
      <text:p text:style-name="P13"><text:span text:style-name="T10"/></text:p>
      <text:p text:style-name="P18"><text:span text:style-name="T10">h)</text:span><text:span text:style-name="T12"> </text:span><text:span text:style-name="T9">SELECT media AVG (turmas)</text:span></text:p>
      <text:p text:style-name="P18"><text:span text:style-name="T9">FROM turmas;</text:span></text:p>
      <text:p text:style-name="P18"><text:span text:style-name="T9">GROUP BY turmas;</text:span></text:p>
      <text:p text:style-name="P18"><text:span text:style-name="T9"/></text:p>
      <text:p text:style-name="P20"><text:span text:style-name="T13">i)</text:span><text:span text:style-name="T14"> </text:span><text:span text:style-name="T18">SELECT alunos</text:span></text:p>
      <text:p text:style-name="P21"><text:span text:style-name="T17">FROM disciplina</text:span></text:p>
      <text:p text:style-name="P14"><text:span text:style-name="T14">WHERE </text:span><text:span text:style-name="T16">banco de dados I</text:span><text:span text:style-name="T14"> IN (SELECT DISTINCT </text:span><text:span text:style-name="T16">banco de dados I</text:span><text:span text:style-name="T15"> </text:span><text:span text:style-name="T14">FROM </text:span><text:span text:style-name="T15">disciplinas</text:span><text:span text:style-name="T14">);</text:span></text:p>
      <text:p text:style-name="P14"><text:span text:style-name="T14"/></text:p>
      <text:p text:style-name="P19"><text:span text:style-name="T13">j) </text:span><text:span text:style-name="T9">SELECT nome</text:span></text:p>
      <text:p text:style-name="P19"><text:span text:style-name="T9">FROM alunos</text:span></text:p>
      <text:p text:style-name="P19"><text:span text:style-name="T9">FULL JOIN nome ON nome.alunos = diciplinas.alun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19:19:51.955000000</meta:creation-date>
    <dc:date>2020-04-23T22:04:47.394000000</dc:date>
    <meta:editing-duration>PT20M43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42" meta:word-count="277" meta:character-count="1640" meta:non-whitespace-character-count="1402"/>
  </office:meta>
</office:document-meta>
</file>